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icolas LE MANCHET <text:s/>- <text:s/>SRT1</text:p>
      <text:p text:style-name="Standard">Victor MARTIN <text:s/>- <text:s/>SRT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LO02 - Modélisation UM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h text:style-name="Heading_20_1" text:outline-level="1"><text:soft-page-break/>Introduction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2cm" fo:margin-right="0cm" fo:margin-top="2cm" fo:margin-bottom="0.21cm" fo:text-indent="-0.76cm" style:auto-text-indent="false" style:page-number="auto">
        <style:tab-stops/>
      </style:paragraph-properties>
      <style:text-properties fo:font-size="20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dspikers </meta:initial-creator>
    <meta:creation-date>2011-10-21T18:07:40</meta:creation-date>
    <dc:date>2011-10-21T18:26:58</dc:date>
    <dc:creator>redspikers </dc:creator>
    <meta:editing-duration>PT19M19S</meta:editing-duration>
    <meta:editing-cycles>3</meta:editing-cycles>
    <meta:generator>LibreOffice/3.3$Linux LibreOffice_project/330m19$Build-301</meta:generator>
    <meta:document-statistic meta:table-count="0" meta:image-count="0" meta:object-count="0" meta:page-count="2" meta:paragraph-count="4" meta:word-count="14" meta:character-count="84"/>
  </office:meta>
</office:document-meta>
</file>